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7.693cm" fo:margin-top="0.199cm" fo:margin-bottom="0.199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1.367cm"/>
    </style:style>
    <style:style style:name="Таблица1.C" style:family="table-column">
      <style:table-column-properties style:column-width="1.258cm"/>
    </style:style>
    <style:style style:name="Таблица1.D" style:family="table-column">
      <style:table-column-properties style:column-width="2.05cm"/>
    </style:style>
    <style:style style:name="Таблица1.E" style:family="table-column">
      <style:table-column-properties style:column-width="2.625cm"/>
    </style:style>
    <style:style style:name="Таблица1.F" style:family="table-column">
      <style:table-column-properties style:column-width="2.337cm"/>
    </style:style>
    <style:style style:name="Таблица1.G" style:family="table-column">
      <style:table-column-properties style:column-width="2.205cm"/>
    </style:style>
    <style:style style:name="Таблица1.H" style:family="table-column">
      <style:table-column-properties style:column-width="2.117cm"/>
    </style:style>
    <style:style style:name="Таблица1.I" style:family="table-column">
      <style:table-column-properties style:column-width="1.609cm"/>
    </style:style>
    <style:style style:name="Таблица1.J" style:family="table-column">
      <style:table-column-properties style:column-width="2.096cm"/>
    </style:style>
    <style:style style:name="Таблица1.K" style:family="table-column">
      <style:table-column-properties style:column-width="1.741cm"/>
    </style:style>
    <style:style style:name="Таблица1.L" style:family="table-column">
      <style:table-column-properties style:column-width="1.94cm"/>
    </style:style>
    <style:style style:name="Таблица1.M" style:family="table-column">
      <style:table-column-properties style:column-width="1.764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1.M1" style:family="table-cell">
      <style:table-cell-properties style:vertical-align="middle" fo:padding="0.097cm" fo:border="0.8pt solid #000000"/>
    </style:style>
    <style:style style:name="Таблица1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1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Таблица2" style:family="table">
      <style:table-properties style:width="27.693cm" fo:margin-top="0.199cm" fo:margin-bottom="0.199cm" table:align="left"/>
    </style:style>
    <style:style style:name="Таблица2.A" style:family="table-column">
      <style:table-column-properties style:column-width="4.586cm"/>
    </style:style>
    <style:style style:name="Таблица2.B" style:family="table-column">
      <style:table-column-properties style:column-width="1.367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2.05cm"/>
    </style:style>
    <style:style style:name="Таблица2.E" style:family="table-column">
      <style:table-column-properties style:column-width="2.625cm"/>
    </style:style>
    <style:style style:name="Таблица2.F" style:family="table-column">
      <style:table-column-properties style:column-width="2.337cm"/>
    </style:style>
    <style:style style:name="Таблица2.G" style:family="table-column">
      <style:table-column-properties style:column-width="2.205cm"/>
    </style:style>
    <style:style style:name="Таблица2.H" style:family="table-column">
      <style:table-column-properties style:column-width="2.117cm"/>
    </style:style>
    <style:style style:name="Таблица2.I" style:family="table-column">
      <style:table-column-properties style:column-width="1.609cm"/>
    </style:style>
    <style:style style:name="Таблица2.J" style:family="table-column">
      <style:table-column-properties style:column-width="2.096cm"/>
    </style:style>
    <style:style style:name="Таблица2.K" style:family="table-column">
      <style:table-column-properties style:column-width="1.741cm"/>
    </style:style>
    <style:style style:name="Таблица2.L" style:family="table-column">
      <style:table-column-properties style:column-width="1.94cm"/>
    </style:style>
    <style:style style:name="Таблица2.M" style:family="table-column">
      <style:table-column-properties style:column-width="1.764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2.M1" style:family="table-cell">
      <style:table-cell-properties style:vertical-align="middle" fo:padding="0.097cm" fo:border="0.8pt solid #000000"/>
    </style:style>
    <style:style style:name="Таблица2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2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Таблица4" style:family="table">
      <style:table-properties style:width="27.693cm" fo:margin-top="0.199cm" fo:margin-bottom="0.199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1.367cm"/>
    </style:style>
    <style:style style:name="Таблица4.C" style:family="table-column">
      <style:table-column-properties style:column-width="1.258cm"/>
    </style:style>
    <style:style style:name="Таблица4.D" style:family="table-column">
      <style:table-column-properties style:column-width="2.05cm"/>
    </style:style>
    <style:style style:name="Таблица4.E" style:family="table-column">
      <style:table-column-properties style:column-width="2.625cm"/>
    </style:style>
    <style:style style:name="Таблица4.F" style:family="table-column">
      <style:table-column-properties style:column-width="2.337cm"/>
    </style:style>
    <style:style style:name="Таблица4.G" style:family="table-column">
      <style:table-column-properties style:column-width="2.205cm"/>
    </style:style>
    <style:style style:name="Таблица4.H" style:family="table-column">
      <style:table-column-properties style:column-width="2.117cm"/>
    </style:style>
    <style:style style:name="Таблица4.I" style:family="table-column">
      <style:table-column-properties style:column-width="1.609cm"/>
    </style:style>
    <style:style style:name="Таблица4.J" style:family="table-column">
      <style:table-column-properties style:column-width="2.096cm"/>
    </style:style>
    <style:style style:name="Таблица4.K" style:family="table-column">
      <style:table-column-properties style:column-width="1.741cm"/>
    </style:style>
    <style:style style:name="Таблица4.L" style:family="table-column">
      <style:table-column-properties style:column-width="1.94cm"/>
    </style:style>
    <style:style style:name="Таблица4.M" style:family="table-column">
      <style:table-column-properties style:column-width="1.764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4.M1" style:family="table-cell">
      <style:table-cell-properties style:vertical-align="middle" fo:padding="0.097cm" fo:border="0.8pt solid #000000"/>
    </style:style>
    <style:style style:name="Таблица4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4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Таблица3" style:family="table">
      <style:table-properties style:width="27.693cm" fo:margin-top="0.199cm" fo:margin-bottom="0.199cm" table:align="left"/>
    </style:style>
    <style:style style:name="Таблица3.A" style:family="table-column">
      <style:table-column-properties style:column-width="4.586cm"/>
    </style:style>
    <style:style style:name="Таблица3.B" style:family="table-column">
      <style:table-column-properties style:column-width="1.367cm"/>
    </style:style>
    <style:style style:name="Таблица3.C" style:family="table-column">
      <style:table-column-properties style:column-width="1.258cm"/>
    </style:style>
    <style:style style:name="Таблица3.D" style:family="table-column">
      <style:table-column-properties style:column-width="2.05cm"/>
    </style:style>
    <style:style style:name="Таблица3.E" style:family="table-column">
      <style:table-column-properties style:column-width="2.625cm"/>
    </style:style>
    <style:style style:name="Таблица3.F" style:family="table-column">
      <style:table-column-properties style:column-width="2.337cm"/>
    </style:style>
    <style:style style:name="Таблица3.G" style:family="table-column">
      <style:table-column-properties style:column-width="2.205cm"/>
    </style:style>
    <style:style style:name="Таблица3.H" style:family="table-column">
      <style:table-column-properties style:column-width="2.117cm"/>
    </style:style>
    <style:style style:name="Таблица3.I" style:family="table-column">
      <style:table-column-properties style:column-width="1.609cm"/>
    </style:style>
    <style:style style:name="Таблица3.J" style:family="table-column">
      <style:table-column-properties style:column-width="2.096cm"/>
    </style:style>
    <style:style style:name="Таблица3.K" style:family="table-column">
      <style:table-column-properties style:column-width="1.741cm"/>
    </style:style>
    <style:style style:name="Таблица3.L" style:family="table-column">
      <style:table-column-properties style:column-width="1.94cm"/>
    </style:style>
    <style:style style:name="Таблица3.M" style:family="table-column">
      <style:table-column-properties style:column-width="1.76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padding="0.097cm" fo:border-left="0.8pt solid #000000" fo:border-right="none" fo:border-top="0.8pt solid #000000" fo:border-bottom="0.8pt solid #000000"/>
    </style:style>
    <style:style style:name="Таблица3.M1" style:family="table-cell">
      <style:table-cell-properties style:vertical-align="middle" fo:padding="0.097cm" fo:border="0.8pt solid #000000"/>
    </style:style>
    <style:style style:name="Таблица3.F2" style:family="table-cell">
      <style:table-cell-properties style:vertical-align="middle" fo:padding="0.097cm" fo:border-left="0.8pt solid #000000" fo:border-right="none" fo:border-top="none" fo:border-bottom="0.8pt solid #000000"/>
    </style:style>
    <style:style style:name="Таблица3.M3" style:family="table-cell">
      <style:table-cell-properties style:vertical-align="middle" fo:padding="0.097cm" fo:border-left="0.8pt solid #000000" fo:border-right="0.8pt solid #000000" fo:border-top="none" fo:border-bottom="0.8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left="22.49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9.7cm" style:type="right" style:leader-style="solid" style:leader-text="_"/>
        </style:tab-stops>
      </style:paragraph-properties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% for part in batch.parts.all %}{% if not forloop.first %}</text:p>
      <text:p text:style-name="P15">{% endif %}{% if not part.brocken and not part.test %} <text:span text:style-name="T1">ОБЩЕСТВО С ОГРАНИЧЕННОЙ ОТВЕТСТВЕННОСТЬЮ</text:span></text:p>
      <text:p text:style-name="P7">«БЕРЕЗНИКОВСКИЙ КИРПИЧНЫЙ ЗАВОД»</text:p>
      <text:p text:style-name="P9">УТВЕРЖДАЮ</text:p>
      <text:p text:style-name="P9">Главный инженер ООО «БКЗ»</text:p>
      <text:p text:style-name="P9">_____________ В.М. Мухлынин</text:p>
      <text:p text:style-name="P9">«____» ______________ 20__ г.</text:p>
      <text:p text:style-name="P8">А К Т</text:p>
      <text:p text:style-name="P4">по выходу с производства готовой прод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row table:style-name="Таблица1.1">
          <table:table-cell table:style-name="Таблица1.A1" table:number-rows-spanned="2" office:value-type="string">
            <text:p text:style-name="P1">Наименование продукции</text:p>
          </table:table-cell>
          <table:table-cell table:style-name="Таблица1.A1" table:number-rows-spanned="2" office:value-type="string">
            <text:p text:style-name="P1">Номер партии</text:p>
          </table:table-cell>
          <table:table-cell table:style-name="Таблица1.A1" table:number-rows-spanned="2" office:value-type="string">
            <text:p text:style-name="P1">Номер ТТО</text:p>
          </table:table-cell>
          <table:table-cell table:style-name="Таблица1.A1" table:number-rows-spanned="2" office:value-type="string">
            <text:p text:style-name="P1">Количество кирпича на ТТО, шт.</text:p>
          </table:table-cell>
          <table:table-cell table:style-name="Таблица1.A1" table:number-rows-spanned="2" office:value-type="string">
            <text:p text:style-name="P1">Выход готовой продукции, шт</text:p>
          </table:table-cell>
          <table:table-cell table:style-name="Таблица1.A1" office:value-type="string">
            <text:p text:style-name="P1">Приемка кирпича</text:p>
          </table:table-cell>
          <table:table-cell table:style-name="Таблица1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1.A1" table:number-rows-spanned="2" office:value-type="string">
            <text:p text:style-name="P1">Марка кирпича</text:p>
          </table:table-cell>
          <table:table-cell table:style-name="Таблица1.A1" table:number-rows-spanned="2" office:value-type="string">
            <text:p text:style-name="P1">Водопоглащение, %</text:p>
          </table:table-cell>
          <table:table-cell table:style-name="Таблица1.A1" table:number-rows-spanned="2" office:value-type="string">
            <text:p text:style-name="P1">Морозо-стойкость</text:p>
          </table:table-cell>
          <table:table-cell table:style-name="Таблица1.A1" table:number-rows-spanned="2" office:value-type="string">
            <text:p text:style-name="P1">Масса кирпича, кг.</text:p>
          </table:table-cell>
          <table:table-cell table:style-name="Таблица1.M1" table:number-rows-spanned="2" office:value-type="string">
            <text:p text:style-name="P1">Класс средней плотности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">Половняк, %</text:p>
          </table:table-cell>
          <table:table-cell table:style-name="Таблица1.F2" office:value-type="string">
            <text:p text:style-name="P1">При сжатии</text:p>
          </table:table-cell>
          <table:table-cell table:style-name="Таблица1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1.F2" office:value-type="string">
            <text:p text:style-name="P3">{{ batch.number }}</text:p>
          </table:table-cell>
          <table:table-cell table:style-name="Таблица1.F2" office:value-type="string">
            <text:p text:style-name="P3">{{ part.get_tto }}</text:p>
          </table:table-cell>
          <table:table-cell table:style-name="Таблица1.F2" office:value-type="string">
            <text:p text:style-name="P3">{{ part.amount }}</text:p>
          </table:table-cell>
          <table:table-cell table:style-name="Таблица1.F2" office:value-type="string">
            <text:p text:style-name="P3">{{ part.out }}</text:p>
          </table:table-cell>
          <table:table-cell table:style-name="Таблица1.F2" office:value-type="string">
            <text:p text:style-name="P3">{{ part.half }}</text:p>
          </table:table-cell>
          <table:table-cell table:style-name="Таблица1.F2" office:value-type="string">
            <text:p text:style-name="P3">{{ batch.pressure }}</text:p>
          </table:table-cell>
          <table:table-cell table:style-name="Таблица1.F2" office:value-type="string">
            <text:p text:style-name="P3">{{ batch.flexion }}</text:p>
          </table:table-cell>
          <table:table-cell table:style-name="Таблица1.F2" office:value-type="string">
            <text:p text:style-name="P3">{{ batch.mark }}</text:p>
          </table:table-cell>
          <table:table-cell table:style-name="Таблица1.F2" office:value-type="string">
            <text:p text:style-name="P3">{{ batch.water_absorption.value }}</text:p>
          </table:table-cell>
          <table:table-cell table:style-name="Таблица1.F2" office:value-type="string">
            <text:p text:style-name="P3">{{ batch.frost_resistance.value }}</text:p>
          </table:table-cell>
          <table:table-cell table:style-name="Таблица1.F2" office:value-type="string">
            <text:p text:style-name="P3">{{ batch.weight }}</text:p>
          </table:table-cell>
          <table:table-cell table:style-name="Таблица1.M3" office:value-type="string">
            <text:p text:style-name="P3">{{ batch.density }}</text:p>
          </table:table-cell>
        </table:table-row>
      </table:table>
      <text:p text:style-name="P6">Примечание:</text:p>
      <text:p text:style-name="P6">1. Удельная эффективная активность естественных радионуклидов: {{ batch.seonr.value }}</text:p>
      <text:p text:style-name="P6">2. Теплопроводность изделий: {{ batch.heatconduction.value }} Вт/м * град. С <text:tab/></text:p>
      <text:p text:style-name="P6">{% if part.limestone %} На ТТО № {{ part.limestone }} присутствуют извесняковые включения менее 1см<text:span text:style-name="T2">²</text:span> {% endif %}<text:tab/></text:p>
      <text:p text:style-name="P6"><text:tab/></text:p>
      <text:p text:style-name="P6"><text:tab/></text:p>
      <text:p text:style-name="P6">Сдал начальник смены: _____________________ Проверил лаборант по физико-механическим испытаниям: <text:tab/></text:p>
      <text:p text:style-name="P13"><text:span text:style-name="T5">Принял диспетчер по отпуску готовой продукции: <text:tab/></text:span></text:p>
      <text:p text:style-name="P13"><text:span text:style-name="T3"/></text:p>
      <text:p text:style-name="Standard">{% elif part.test and part.test %}<text:span text:style-name="T1">ОБЩЕСТВО С ОГРАНИЧЕННОЙ ОТВЕТСТВЕННОСТЬЮ</text:span></text:p>
      <text:p text:style-name="P7">«БЕРЕЗНИКОВСКИЙ КИРПИЧНЫЙ ЗАВОД»</text:p>
      <text:p text:style-name="P9">УТВЕРЖДАЮ</text:p>
      <text:p text:style-name="P9">Главный инженер ООО «БКЗ»</text:p>
      <text:p text:style-name="P9">_____________ В.М. Мухлынин</text:p>
      <text:p text:style-name="P9">«____» ______________ 20__ г.</text:p>
      <text:p text:style-name="P8">А К Т</text:p>
      <text:p text:style-name="P4">по выходу с производства готовой продукци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rows-spanned="2" office:value-type="string">
            <text:p text:style-name="P1">Наименование продукции</text:p>
          </table:table-cell>
          <table:table-cell table:style-name="Таблица2.A1" table:number-rows-spanned="2" office:value-type="string">
            <text:p text:style-name="P1">Номер партии</text:p>
          </table:table-cell>
          <table:table-cell table:style-name="Таблица2.A1" table:number-rows-spanned="2" office:value-type="string">
            <text:p text:style-name="P1">Номер ТТО</text:p>
          </table:table-cell>
          <table:table-cell table:style-name="Таблица2.A1" table:number-rows-spanned="2" office:value-type="string">
            <text:p text:style-name="P1">Количество кирпича на <text:soft-page-break/>ТТО, шт.</text:p>
          </table:table-cell>
          <table:table-cell table:style-name="Таблица2.A1" table:number-rows-spanned="2" office:value-type="string">
            <text:p text:style-name="P1">Выход готовой продукции, шт</text:p>
          </table:table-cell>
          <table:table-cell table:style-name="Таблица2.A1" office:value-type="string">
            <text:p text:style-name="P1">Приемка кирпича</text:p>
          </table:table-cell>
          <table:table-cell table:style-name="Таблица2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2.A1" table:number-rows-spanned="2" office:value-type="string">
            <text:p text:style-name="P1">Марка кирпича</text:p>
          </table:table-cell>
          <table:table-cell table:style-name="Таблица2.A1" table:number-rows-spanned="2" office:value-type="string">
            <text:p text:style-name="P1">Водопоглащение, %</text:p>
          </table:table-cell>
          <table:table-cell table:style-name="Таблица2.A1" table:number-rows-spanned="2" office:value-type="string">
            <text:p text:style-name="P1">Морозо-стойкость</text:p>
          </table:table-cell>
          <table:table-cell table:style-name="Таблица2.A1" table:number-rows-spanned="2" office:value-type="string">
            <text:p text:style-name="P1">Масса кирпича, кг.</text:p>
          </table:table-cell>
          <table:table-cell table:style-name="Таблица2.M1" table:number-rows-spanned="2" office:value-type="string">
            <text:p text:style-name="P1">Класс средней <text:soft-page-break/>плотности</text:p>
          </table:table-cell>
        </table:table-row>
        <table:table-row table:style-name="Таблица2.1">
          <table:covered-table-cell/>
          <table:covered-table-cell/>
          <table:covered-table-cell/>
          <table:covered-table-cell/>
          <table:covered-table-cell/>
          <table:table-cell table:style-name="Таблица2.F2" office:value-type="string">
            <text:p text:style-name="P1">Половняк, %</text:p>
          </table:table-cell>
          <table:table-cell table:style-name="Таблица2.F2" office:value-type="string">
            <text:p text:style-name="P1">При сжатии</text:p>
          </table:table-cell>
          <table:table-cell table:style-name="Таблица2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2.F2" office:value-type="string">
            <text:p text:style-name="P3">{{ batch.number }}</text:p>
          </table:table-cell>
          <table:table-cell table:style-name="Таблица2.F2" office:value-type="string">
            <text:p text:style-name="P3">{{ part.get_tto }}</text:p>
          </table:table-cell>
          <table:table-cell table:style-name="Таблица2.F2" office:value-type="string">
            <text:p text:style-name="P3">{{ part.amount }}</text:p>
          </table:table-cell>
          <table:table-cell table:style-name="Таблица2.F2" office:value-type="string">
            <text:p text:style-name="P3">{{ part.out }}</text:p>
          </table:table-cell>
          <table:table-cell table:style-name="Таблица2.F2" office:value-type="string">
            <text:p text:style-name="P3">{{ part.half }}</text:p>
          </table:table-cell>
          <table:table-cell table:style-name="Таблица2.F2" office:value-type="string">
            <text:p text:style-name="P3">{{ batch.pressure }}</text:p>
          </table:table-cell>
          <table:table-cell table:style-name="Таблица2.F2" office:value-type="string">
            <text:p text:style-name="P3">{{ batch.flexion }}</text:p>
          </table:table-cell>
          <table:table-cell table:style-name="Таблица2.F2" office:value-type="string">
            <text:p text:style-name="P3">{{ batch.mark }}</text:p>
          </table:table-cell>
          <table:table-cell table:style-name="Таблица2.F2" office:value-type="string">
            <text:p text:style-name="P3">{{ batch.water_absorption.value }}</text:p>
          </table:table-cell>
          <table:table-cell table:style-name="Таблица2.F2" office:value-type="string">
            <text:p text:style-name="P3">{{ batch.frost_resistance.value }}</text:p>
          </table:table-cell>
          <table:table-cell table:style-name="Таблица2.F2" office:value-type="string">
            <text:p text:style-name="P3">{{ batch.weight }}</text:p>
          </table:table-cell>
          <table:table-cell table:style-name="Таблица2.M3" office:value-type="string">
            <text:p text:style-name="P3">{{ batch.density }}</text:p>
          </table:table-cell>
        </table:table-row>
      </table:table>
      <text:p text:style-name="P6">Примечание:</text:p>
      <text:p text:style-name="P6">1. Удельная эффективная активность естественных радионуклидов: {{ batch.seonr.value }}</text:p>
      <text:p text:style-name="P6">2. Теплопроводность изделий: {{ batch.heatconduction.value }} Вт/м * град. С <text:tab/></text:p>
      <text:p text:style-name="P6">{% if part.limestone %} На ТТО № {{ part.limestone }} присутствуют извесняковые включения менее 1см<text:span text:style-name="T2">²</text:span> {% endif %}<text:tab/></text:p>
      <text:p text:style-name="P6"><text:tab/></text:p>
      <text:p text:style-name="P6"><text:tab/></text:p>
      <text:p text:style-name="P6">Сдал начальник смены: _____________________ Проверил лаборант по физико-механическим испытаниям: <text:tab/></text:p>
      <text:p text:style-name="P13"><text:span text:style-name="T5">Принял диспетчер по отпуску готовой продукции: <text:tab/></text:span></text:p>
      <text:p text:style-name="P13"><text:span text:style-name="T4"/></text:p>
      <text:p text:style-name="P13"><text:span text:style-name="T4">{% elif part.test and not part.test %}</text:span><text:span text:style-name="T3">ОБЩЕСТВО С ОГРАНИЧЕННОЙ ОТВЕТСТВЕННОСТЬЮ</text:span></text:p>
      <text:p text:style-name="P7">«БЕРЕЗНИКОВСКИЙ КИРПИЧНЫЙ ЗАВОД»</text:p>
      <text:p text:style-name="P9">УТВЕРЖДАЮ</text:p>
      <text:p text:style-name="P9">Главный инженер ООО «БКЗ»</text:p>
      <text:p text:style-name="P9">_____________ В.М. Мухлынин</text:p>
      <text:p text:style-name="P9">«____» ______________ 20__ г.</text:p>
      <text:p text:style-name="P8">А К Т, test and not brocken</text:p>
      <text:p text:style-name="P4">по выходу с производства готовой продукци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row table:style-name="Таблица4.1">
          <table:table-cell table:style-name="Таблица4.A1" table:number-rows-spanned="2" office:value-type="string">
            <text:p text:style-name="P1">Наименование продукции</text:p>
          </table:table-cell>
          <table:table-cell table:style-name="Таблица4.A1" table:number-rows-spanned="2" office:value-type="string">
            <text:p text:style-name="P1">Номер партии</text:p>
          </table:table-cell>
          <table:table-cell table:style-name="Таблица4.A1" table:number-rows-spanned="2" office:value-type="string">
            <text:p text:style-name="P1">Номер ТТО</text:p>
          </table:table-cell>
          <table:table-cell table:style-name="Таблица4.A1" table:number-rows-spanned="2" office:value-type="string">
            <text:p text:style-name="P1">Количество кирпича на ТТО, шт.</text:p>
          </table:table-cell>
          <table:table-cell table:style-name="Таблица4.A1" table:number-rows-spanned="2" office:value-type="string">
            <text:p text:style-name="P1">Выход готовой продукции, шт</text:p>
          </table:table-cell>
          <table:table-cell table:style-name="Таблица4.A1" office:value-type="string">
            <text:p text:style-name="P1">Приемка кирпича</text:p>
          </table:table-cell>
          <table:table-cell table:style-name="Таблица4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4.A1" table:number-rows-spanned="2" office:value-type="string">
            <text:p text:style-name="P1">Марка кирпича</text:p>
          </table:table-cell>
          <table:table-cell table:style-name="Таблица4.A1" table:number-rows-spanned="2" office:value-type="string">
            <text:p text:style-name="P1">Водопоглащение, %</text:p>
          </table:table-cell>
          <table:table-cell table:style-name="Таблица4.A1" table:number-rows-spanned="2" office:value-type="string">
            <text:p text:style-name="P1">Морозо-стойкость</text:p>
          </table:table-cell>
          <table:table-cell table:style-name="Таблица4.A1" table:number-rows-spanned="2" office:value-type="string">
            <text:p text:style-name="P1">Масса кирпича, кг.</text:p>
          </table:table-cell>
          <table:table-cell table:style-name="Таблица4.M1" table:number-rows-spanned="2" office:value-type="string">
            <text:p text:style-name="P1">Класс средней плотности</text:p>
          </table:table-cell>
        </table:table-row>
        <table:table-row table:style-name="Таблица4.1">
          <table:covered-table-cell/>
          <table:covered-table-cell/>
          <table:covered-table-cell/>
          <table:covered-table-cell/>
          <table:covered-table-cell/>
          <table:table-cell table:style-name="Таблица4.F2" office:value-type="string">
            <text:p text:style-name="P1">Половняк, %</text:p>
          </table:table-cell>
          <table:table-cell table:style-name="Таблица4.F2" office:value-type="string">
            <text:p text:style-name="P1">При сжатии</text:p>
          </table:table-cell>
          <table:table-cell table:style-name="Таблица4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4.F2" office:value-type="string">
            <text:p text:style-name="P3">{{ batch.number }}</text:p>
          </table:table-cell>
          <table:table-cell table:style-name="Таблица4.F2" office:value-type="string">
            <text:p text:style-name="P3">{{ part.get_tto }}</text:p>
          </table:table-cell>
          <table:table-cell table:style-name="Таблица4.F2" office:value-type="string">
            <text:p text:style-name="P3">{{ part.amount }}</text:p>
          </table:table-cell>
          <table:table-cell table:style-name="Таблица4.F2" office:value-type="string">
            <text:p text:style-name="P3">{{ part.out }}</text:p>
          </table:table-cell>
          <table:table-cell table:style-name="Таблица4.F2" office:value-type="string">
            <text:p text:style-name="P3">{{ part.half }}</text:p>
          </table:table-cell>
          <table:table-cell table:style-name="Таблица4.F2" office:value-type="string">
            <text:p text:style-name="P3">{{ batch.pressure }}</text:p>
          </table:table-cell>
          <table:table-cell table:style-name="Таблица4.F2" office:value-type="string">
            <text:p text:style-name="P3">{{ batch.flexion }}</text:p>
          </table:table-cell>
          <table:table-cell table:style-name="Таблица4.F2" office:value-type="string">
            <text:p text:style-name="P3">{{ batch.mark }}</text:p>
          </table:table-cell>
          <table:table-cell table:style-name="Таблица4.F2" office:value-type="string">
            <text:p text:style-name="P3">{{ batch.water_absorption.value }}</text:p>
          </table:table-cell>
          <table:table-cell table:style-name="Таблица4.F2" office:value-type="string">
            <text:p text:style-name="P3">{{ batch.frost_resistance.value }}</text:p>
          </table:table-cell>
          <table:table-cell table:style-name="Таблица4.F2" office:value-type="string">
            <text:p text:style-name="P3">{{ batch.weight }}</text:p>
          </table:table-cell>
          <table:table-cell table:style-name="Таблица4.M3" office:value-type="string">
            <text:p text:style-name="P3">{{ batch.density }}</text:p>
          </table:table-cell>
        </table:table-row>
      </table:table>
      <text:p text:style-name="P6">Примечание:</text:p>
      <text:p text:style-name="P6">1. Удельная эффективная активность естественных радионуклидов: {{ batch.seonr.value }}</text:p>
      <text:p text:style-name="P6">2. Теплопроводность изделий: {{ batch.heatconduction.value }} Вт/м * град. С <text:tab/></text:p>
      <text:p text:style-name="P6">{% if part.limestone %} На ТТО № {{ part.limestone }} присутствуют извесняковые включения менее 1см<text:span text:style-name="T2">²</text:span> {% endif %}<text:tab/></text:p>
      <text:p text:style-name="P6"><text:soft-page-break/><text:tab/></text:p>
      <text:p text:style-name="P6"><text:tab/></text:p>
      <text:p text:style-name="P6">Сдал начальник смены: _____________________ Проверил лаборант по физико-механическим испытаниям: <text:tab/></text:p>
      <text:p text:style-name="P6">Принял диспетчер по отпуску готовой продукции: <text:tab/></text:p>
      <text:p text:style-name="P10"/>
      <text:p text:style-name="P10">{% elif part.brocken and not part.test %}ОБЩЕСТВО С ОГРАНИЧЕННОЙ ОТВЕТСТВЕННОСТЬЮ</text:p>
      <text:p text:style-name="P7">«БЕРЕЗНИКОВСКИЙ КИРПИЧНЫЙ ЗАВОД»</text:p>
      <text:p text:style-name="P9">УТВЕРЖДАЮ</text:p>
      <text:p text:style-name="P9">Главный инженер ООО «БКЗ»</text:p>
      <text:p text:style-name="P9">_____________ В.М. Мухлынин</text:p>
      <text:p text:style-name="P9">«____» ______________ 20__ г.</text:p>
      <text:p text:style-name="P8">А К Т, brocken and not test</text:p>
      <text:p text:style-name="P4">по выходу с производства готовой продукци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row table:style-name="Таблица3.1">
          <table:table-cell table:style-name="Таблица3.A1" table:number-rows-spanned="2" office:value-type="string">
            <text:p text:style-name="P1">Наименование продукции</text:p>
          </table:table-cell>
          <table:table-cell table:style-name="Таблица3.A1" table:number-rows-spanned="2" office:value-type="string">
            <text:p text:style-name="P1">Номер партии</text:p>
          </table:table-cell>
          <table:table-cell table:style-name="Таблица3.A1" table:number-rows-spanned="2" office:value-type="string">
            <text:p text:style-name="P1">Номер ТТО</text:p>
          </table:table-cell>
          <table:table-cell table:style-name="Таблица3.A1" table:number-rows-spanned="2" office:value-type="string">
            <text:p text:style-name="P1">Количество кирпича на ТТО, шт.</text:p>
          </table:table-cell>
          <table:table-cell table:style-name="Таблица3.A1" table:number-rows-spanned="2" office:value-type="string">
            <text:p text:style-name="P1">Выход готовой продукции, шт</text:p>
          </table:table-cell>
          <table:table-cell table:style-name="Таблица3.A1" office:value-type="string">
            <text:p text:style-name="P1">Приемка кирпича</text:p>
          </table:table-cell>
          <table:table-cell table:style-name="Таблица3.A1" table:number-columns-spanned="2" office:value-type="string">
            <text:p text:style-name="P1">Предел прочности, МПа:</text:p>
          </table:table-cell>
          <table:covered-table-cell/>
          <table:table-cell table:style-name="Таблица3.A1" table:number-rows-spanned="2" office:value-type="string">
            <text:p text:style-name="P1">Марка кирпича</text:p>
          </table:table-cell>
          <table:table-cell table:style-name="Таблица3.A1" table:number-rows-spanned="2" office:value-type="string">
            <text:p text:style-name="P1">Водопоглащение, %</text:p>
          </table:table-cell>
          <table:table-cell table:style-name="Таблица3.A1" table:number-rows-spanned="2" office:value-type="string">
            <text:p text:style-name="P1">Морозо-стойкость</text:p>
          </table:table-cell>
          <table:table-cell table:style-name="Таблица3.A1" table:number-rows-spanned="2" office:value-type="string">
            <text:p text:style-name="P1">Масса кирпича, кг.</text:p>
          </table:table-cell>
          <table:table-cell table:style-name="Таблица3.M1" table:number-rows-spanned="2" office:value-type="string">
            <text:p text:style-name="P1">Класс средней плотности</text:p>
          </table:table-cell>
        </table:table-row>
        <table:table-row table:style-name="Таблица3.1">
          <table:covered-table-cell/>
          <table:covered-table-cell/>
          <table:covered-table-cell/>
          <table:covered-table-cell/>
          <table:covered-table-cell/>
          <table:table-cell table:style-name="Таблица3.F2" office:value-type="string">
            <text:p text:style-name="P1">Половняк, %</text:p>
          </table:table-cell>
          <table:table-cell table:style-name="Таблица3.F2" office:value-type="string">
            <text:p text:style-name="P1">При сжатии</text:p>
          </table:table-cell>
          <table:table-cell table:style-name="Таблица3.F2" office:value-type="string">
            <text:p text:style-name="P2">При изгиб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F2" office:value-type="string">
            <text:p text:style-name="P3">Кирпич керамический пластического формования с фаской {{ batch.get_density_display }}</text:p>
            <text:p text:style-name="P3">{{ part.get_name }}</text:p>
          </table:table-cell>
          <table:table-cell table:style-name="Таблица3.F2" office:value-type="string">
            <text:p text:style-name="P3">{{ batch.number }}</text:p>
          </table:table-cell>
          <table:table-cell table:style-name="Таблица3.F2" office:value-type="string">
            <text:p text:style-name="P3">{{ part.get_tto }}</text:p>
          </table:table-cell>
          <table:table-cell table:style-name="Таблица3.F2" office:value-type="string">
            <text:p text:style-name="P3">{{ part.amount }}</text:p>
          </table:table-cell>
          <table:table-cell table:style-name="Таблица3.F2" office:value-type="string">
            <text:p text:style-name="P3">{{ part.out }}</text:p>
          </table:table-cell>
          <table:table-cell table:style-name="Таблица3.F2" office:value-type="string">
            <text:p text:style-name="P3">{{ part.half }}</text:p>
          </table:table-cell>
          <table:table-cell table:style-name="Таблица3.F2" office:value-type="string">
            <text:p text:style-name="P3">{{ batch.pressure }}</text:p>
          </table:table-cell>
          <table:table-cell table:style-name="Таблица3.F2" office:value-type="string">
            <text:p text:style-name="P3">{{ batch.flexion }}</text:p>
          </table:table-cell>
          <table:table-cell table:style-name="Таблица3.F2" office:value-type="string">
            <text:p text:style-name="P3">{{ batch.mark }}</text:p>
          </table:table-cell>
          <table:table-cell table:style-name="Таблица3.F2" office:value-type="string">
            <text:p text:style-name="P3">{{ batch.water_absorption.value }}</text:p>
          </table:table-cell>
          <table:table-cell table:style-name="Таблица3.F2" office:value-type="string">
            <text:p text:style-name="P3">{{ batch.frost_resistance.value }}</text:p>
          </table:table-cell>
          <table:table-cell table:style-name="Таблица3.F2" office:value-type="string">
            <text:p text:style-name="P3">{{ batch.weight }}</text:p>
          </table:table-cell>
          <table:table-cell table:style-name="Таблица3.M3" office:value-type="string">
            <text:p text:style-name="P3">{{ batch.density }}</text:p>
          </table:table-cell>
        </table:table-row>
      </table:table>
      <text:p text:style-name="P6">Примечание:</text:p>
      <text:p text:style-name="P6">1. Удельная эффективная активность естественных радионуклидов: {{ batch.seonr.value }}</text:p>
      <text:p text:style-name="P6">2. Теплопроводность изделий: {{ batch.heatconduction.value }} Вт/м * град. С <text:tab/></text:p>
      <text:p text:style-name="P6">{% if part.limestone %} На ТТО № {{ part.limestone }} присутствуют извесняковые включения менее 1см<text:span text:style-name="T2">²</text:span> {% endif %}<text:tab/></text:p>
      <text:p text:style-name="P6"><text:tab/></text:p>
      <text:p text:style-name="P6"><text:tab/></text:p>
      <text:p text:style-name="P6">Сдал начальник смены: _____________________ Проверил лаборант по физико-механическим испытаниям: <text:tab/></text:p>
      <text:p text:style-name="P6">Принял диспетчер по отпуску готовой продукции: <text:tab/></text:p>
      <text:p text:style-name="P6"/>
      <text:p text:style-name="P6">{% endif %}</text:p>
      <text:p text:style-name="P5"/>
      <text:p text:style-name="P5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87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аев Денис</meta:initial-creator>
    <meta:creation-date>2012-09-10T11:17:53</meta:creation-date>
    <dc:date>2013-01-10T04:28:53</dc:date>
    <dc:creator>Катаев Денис</dc:creator>
    <meta:editing-duration>PT3H7M9S</meta:editing-duration>
    <meta:editing-cycles>83</meta:editing-cycles>
    <meta:generator>LibreOffice/3.5$Linux_x86 LibreOffice_project/350m1$Build-2</meta:generator>
    <meta:document-statistic meta:table-count="4" meta:image-count="0" meta:object-count="0" meta:page-count="4" meta:paragraph-count="183" meta:word-count="719" meta:character-count="5278" meta:non-whitespace-character-count="4702"/>
  </office:meta>
</office:document-meta>
</file>